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E40000061CAF3DECBCE295E98B.png" manifest:media-type="image/png"/>
  <manifest:file-entry manifest:full-path="Pictures/1000000100000BE40000061C3A75BFFD70808B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dddddd" draw:opacity="69%" draw:textarea-horizontal-align="justify" draw:textarea-vertical-align="middle" draw:auto-grow-height="false" fo:min-height="0.916cm" fo:min-width="3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69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82cm" svg:height="12.579cm" svg:x="11.227cm" svg:y="-0.098cm">
          <draw:image xlink:href="Pictures/1000000100000BE40000061C3A75BFFD70808B3E.png" xlink:type="simple" xlink:show="embed" xlink:actuate="onLoad" draw:mime-type="image/png">
            <text:p/>
          </draw:image>
        </draw:frame>
        <draw:custom-shape draw:style-name="gr2" draw:text-style-name="P2" draw:layer="layout" svg:width="4.684cm" svg:height="3.194cm" svg:x="13.039cm" svg:y="3.372cm">
          <text:p/>
          <draw:enhanced-geometry svg:viewBox="0 0 21600 21600" draw:mirror-horizontal="false" draw:mirror-vertical="false" draw:text-areas="0 ?f0 ?f5 ?f2" draw:type="right-arrow" draw:modifiers="14127.9530447542 6855.48152634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4.482cm" svg:height="12.579cm" svg:x="-5.434cm" svg:y="-0.098cm">
          <draw:image xlink:href="Pictures/1000000100000BE40000061CAF3DECBCE295E9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2T17:30:29.001607988</meta:creation-date>
    <dc:date>2024-07-22T17:42:35.068825880</dc:date>
    <meta:editing-duration>PT12M5S</meta:editing-duration>
    <meta:editing-cycles>2</meta:editing-cycles>
    <meta:generator>LibreOffice/7.3.7.2$Linux_X86_64 LibreOffice_project/30$Build-2</meta:generator>
    <meta:document-statistic meta:object-count="3"/>
  </office:meta>
</office:document-meta>
</file>